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.9201in" table:align="left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1.44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9403in" table:align="left"/>
    </style:style>
    <style:style style:name="Table2.A" style:family="table-column">
      <style:table-column-properties style:column-width="0.6257in"/>
    </style:style>
    <style:style style:name="Table2.B" style:family="table-column">
      <style:table-column-properties style:column-width="3.3146in"/>
    </style:style>
    <style:style style:name="Table2.1" style:family="table-row">
      <style:table-row-properties style:min-row-height="0.2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6028in" table:align="left"/>
    </style:style>
    <style:style style:name="Table3.A" style:family="table-column">
      <style:table-column-properties style:column-width="0.6257in"/>
    </style:style>
    <style:style style:name="Table3.B" style:family="table-column">
      <style:table-column-properties style:column-width="4.977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2.2264in" table:align="left"/>
    </style:style>
    <style:style style:name="Table4.A" style:family="table-column">
      <style:table-column-properties style:column-width="0.6257in"/>
    </style:style>
    <style:style style:name="Table4.B" style:family="table-column">
      <style:table-column-properties style:column-width="1.6007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9403in" table:align="left"/>
    </style:style>
    <style:style style:name="Table5.A" style:family="table-column">
      <style:table-column-properties style:column-width="0.6667in"/>
    </style:style>
    <style:style style:name="Table5.B" style:family="table-column">
      <style:table-column-properties style:column-width="3.2736in"/>
    </style:style>
    <style:style style:name="Table5.1" style:family="table-row">
      <style:table-row-properties style:min-row-height="0.22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6028in" table:align="left"/>
    </style:style>
    <style:style style:name="Table6.A" style:family="table-column">
      <style:table-column-properties style:column-width="0.6667in"/>
    </style:style>
    <style:style style:name="Table6.B" style:family="table-column">
      <style:table-column-properties style:column-width="4.9361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1639in" table:align="left"/>
    </style:style>
    <style:style style:name="Table7.A" style:family="table-column">
      <style:table-column-properties style:column-width="0.6667in"/>
    </style:style>
    <style:style style:name="Table7.B" style:family="table-column">
      <style:table-column-properties style:column-width="0.497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1.4729in" table:align="left"/>
    </style:style>
    <style:style style:name="Table8.A" style:family="table-column">
      <style:table-column-properties style:column-width="0.9778in"/>
    </style:style>
    <style:style style:name="Table8.B" style:family="table-column">
      <style:table-column-properties style:column-width="0.4951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701in" table:align="left"/>
    </style:style>
    <style:style style:name="Table9.A" style:family="table-column">
      <style:table-column-properties style:column-width="1.4153in"/>
    </style:style>
    <style:style style:name="Table9.B" style:family="table-column">
      <style:table-column-properties style:column-width="0.5549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5965in" table:align="left"/>
    </style:style>
    <style:style style:name="Table10.A" style:family="table-column">
      <style:table-column-properties style:column-width="1.1007in"/>
    </style:style>
    <style:style style:name="Table10.B" style:family="table-column">
      <style:table-column-properties style:column-width="0.4958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2.7493in" table:align="left"/>
    </style:style>
    <style:style style:name="Table11.A" style:family="table-column">
      <style:table-column-properties style:column-width="2.225in"/>
    </style:style>
    <style:style style:name="Table11.B" style:family="table-column">
      <style:table-column-properties style:column-width="0.5243in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6639in" table:align="left"/>
    </style:style>
    <style:style style:name="Table12.A" style:family="table-column">
      <style:table-column-properties style:column-width="0.4132in"/>
    </style:style>
    <style:style style:name="Table12.B" style:family="table-column">
      <style:table-column-properties style:column-width="1.2507in"/>
    </style:style>
    <style:style style:name="Table12.A1" style:family="table-cell">
      <style:table-cell-properties fo:padding="0.0382in" fo:border="none"/>
    </style:style>
    <style:style style:name="P1" style:family="paragraph" style:parent-style-name="Standard">
      <style:text-properties fo:font-size="20pt" officeooo:rsid="00167278" officeooo:paragraph-rsid="00167278" style:font-size-asian="17.5pt" style:font-size-complex="20pt"/>
    </style:style>
    <style:style style:name="P2" style:family="paragraph" style:parent-style-name="Standard">
      <style:text-properties fo:font-size="12pt" officeooo:rsid="00167278" officeooo:paragraph-rsid="00167278" style:font-size-asian="10.5pt" style:font-size-complex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 style:parent-style-name="Text_20_body">
      <style:text-properties fo:font-size="14pt" officeooo:rsid="00167278" officeooo:paragraph-rsid="00167278" style:font-size-asian="14pt" style:font-size-complex="14pt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font-size="10pt" officeooo:rsid="00167278" officeooo:paragraph-rsid="00167278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7" style:family="paragraph" style:parent-style-name="Text_20_body">
      <style:paragraph-properties fo:margin-top="0in" fo:margin-bottom="0in" style:contextual-spacing="false"/>
      <style:text-properties fo:font-size="10pt" officeooo:rsid="00167278" officeooo:paragraph-rsid="00167278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font-size="10pt" officeooo:rsid="00167278" officeooo:paragraph-rsid="0016e064" style:font-size-asian="10pt" style:font-size-complex="10pt"/>
    </style:style>
    <style:style style:name="P9" style:family="paragraph" style:parent-style-name="Text_20_body">
      <style:paragraph-properties fo:margin-top="0in" fo:margin-bottom="0in" style:contextual-spacing="false"/>
      <style:text-properties fo:font-size="10pt" officeooo:rsid="00167278" officeooo:paragraph-rsid="0016e064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/>
      <style:text-properties fo:font-size="10pt" officeooo:rsid="0016e064" officeooo:paragraph-rsid="0016e064" style:font-size-asian="10pt" style:font-size-complex="10pt"/>
    </style:style>
    <style:style style:name="P11" style:family="paragraph" style:parent-style-name="Text_20_body">
      <style:text-properties fo:font-size="10pt" officeooo:rsid="00167278" officeooo:paragraph-rsid="00167278" style:font-size-asian="10pt" style:font-size-complex="10pt"/>
    </style:style>
    <style:style style:name="P12" style:family="paragraph" style:parent-style-name="Horizontal_20_Line">
      <style:paragraph-properties fo:margin-top="0in" fo:margin-bottom="0in" style:contextual-spacing="false"/>
    </style:style>
    <style:style style:name="P13" style:family="paragraph" style:parent-style-name="Text_20_body">
      <style:text-properties fo:font-size="14pt" officeooo:rsid="00167278" officeooo:paragraph-rsid="0016e064" style:font-size-asian="14pt" style:font-size-complex="14pt"/>
    </style:style>
    <style:style style:name="P14" style:family="paragraph" style:parent-style-name="Text_20_body">
      <style:text-properties fo:font-size="10pt" officeooo:rsid="00167278" officeooo:paragraph-rsid="0016e064" style:font-size-asian="10pt" style:font-size-complex="10pt"/>
    </style:style>
    <style:style style:name="P15" style:family="paragraph" style:parent-style-name="Text_20_body">
      <style:text-properties fo:font-size="10pt" fo:font-weight="bold" officeooo:rsid="001672db" officeooo:paragraph-rsid="001672db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1672db" officeooo:paragraph-rsid="0016e064" style:font-size-asian="10pt" style:font-weight-asian="bold" style:font-size-complex="1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6e064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wn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ket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x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u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euth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e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atient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weight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ll We Meet Again, <text:span text:style-name="T1">In-Home Euthanasia Medical Recor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ate: </text:p>
          </table:table-cell>
          <table:table-cell table:style-name="Table1.A1" office:value-type="string">
            <text:p text:style-name="P2"><draw:control text:anchor-type="as-char" draw:z-index="0" draw:name="Control 1" draw:style-name="gr1" draw:text-style-name="P3" svg:width="1.4453in" svg:height="0.1717in" draw:control="control1"/></text:p>
          </table:table-cell>
        </table:table-row>
      </table:table>
      <text:p text:style-name="Horizontal_20_Line"/>
      <text:p text:style-name="P4">Owner Inform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ame:</text:p>
          </table:table-cell>
          <table:table-cell table:style-name="Table2.A1" office:value-type="string">
            <text:p text:style-name="P5"><draw:control text:anchor-type="as-char" draw:z-index="1" draw:name="Control 2" draw:style-name="gr1" draw:text-style-name="P6" svg:width="3.2579in" svg:height="0.2012in" draw:control="control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ddress:</text:p>
          </table:table-cell>
          <table:table-cell table:style-name="Table3.A1" office:value-type="string">
            <text:p text:style-name="P7"><draw:control text:anchor-type="as-char" draw:z-index="2" draw:name="Control 3" draw:style-name="gr1" draw:text-style-name="P6" svg:width="4.924in" svg:height="0.1835in" draw:control="control3"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Phone:</text:p>
          </table:table-cell>
          <table:table-cell table:style-name="Table4.A1" office:value-type="string">
            <text:p text:style-name="P7"><draw:control text:anchor-type="as-char" draw:z-index="3" draw:name="Control 4" draw:style-name="gr1" draw:text-style-name="P6" svg:width="1.5433in" svg:height="0.1795in" draw:control="control4"/></text:p>
          </table:table-cell>
        </table:table-row>
      </table:table>
      <text:p text:style-name="Horizontal_20_Line"/>
      <text:p text:style-name="P4">Patient Information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Name:</text:p>
          </table:table-cell>
          <table:table-cell table:style-name="Table5.A1" office:value-type="string">
            <text:p text:style-name="P8"><draw:control text:anchor-type="as-char" draw:z-index="9" draw:name="Control 10" draw:style-name="gr1" draw:text-style-name="P6" svg:width="3.2551in" svg:height="0.2098in" draw:control="control10"/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text:span text:style-name="T2">Species</text:span>:</text:p>
          </table:table-cell>
          <table:table-cell table:style-name="Table6.A1" office:value-type="string">
            <text:p text:style-name="P9"><draw:control text:anchor-type="as-char" draw:z-index="10" draw:name="Control 11" draw:style-name="gr1" draw:text-style-name="P6" svg:width="2.4717in" svg:height="0.2217in" draw:control="control11"/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Weight:</text:p>
          </table:table-cell>
          <table:table-cell table:style-name="Table7.A1" office:value-type="string">
            <text:p text:style-name="P9"><draw:control text:anchor-type="as-char" draw:z-index="11" draw:name="Control 12" draw:style-name="gr1" draw:text-style-name="P6" svg:width="0.4205in" svg:height="0.165in" draw:control="control12"/></text:p>
          </table:table-cell>
        </table:table-row>
      </table:table>
      <text:p text:style-name="Horizontal_20_Line"/>
      <text:p text:style-name="P4">Euthanasia Justification / Consent</text:p>
      <text:p text:style-name="P11">Based on owner report and discussion of quality-of-life considerations, humane euthanasia is elected as the most appropriate option to prevent further suffering. A brief exam confirms significant quality-of-life decline consistent with owner history; specific medical details are not recorded in this document.</text:p>
      <text:p text:style-name="P7">The owner or authorized agent has provided verbal informed consent for humane euthanasia of the above-named patient. </text:p>
      <text:p text:style-name="P12"/>
      <text:p text:style-name="P4">Drugs Administered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Ketamine (ml): </text:p>
          </table:table-cell>
          <table:table-cell table:style-name="Table8.A1" office:value-type="string">
            <text:p text:style-name="P9"><draw:control text:anchor-type="as-char" draw:z-index="4" draw:name="Control 5" draw:style-name="gr1" draw:text-style-name="P6" svg:width="0.4378in" svg:height="0.1913in" draw:control="control5"/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>Dexmedetomidine (ml): </text:p>
          </table:table-cell>
          <table:table-cell table:style-name="Table9.A1" office:value-type="string">
            <text:p text:style-name="P9"><draw:control text:anchor-type="as-char" draw:z-index="5" draw:name="Control 6" draw:style-name="gr1" draw:text-style-name="P6" svg:width="0.4504in" svg:height="0.2039in" draw:control="control6"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Butorphanol (ml): </text:p>
          </table:table-cell>
          <table:table-cell table:style-name="Table10.A1" office:value-type="string">
            <text:p text:style-name="P9"><draw:control text:anchor-type="as-char" draw:z-index="6" draw:name="Control 7" draw:style-name="gr1" draw:text-style-name="P6" svg:width="0.4189in" svg:height="0.1787in" draw:control="control7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">Euthasol (pentobarbital solution) (ml): </text:p>
          </table:table-cell>
          <table:table-cell table:style-name="Table11.A1" office:value-type="string">
            <text:p text:style-name="P9"><draw:control text:anchor-type="as-char" svg:y="-0.1598in" draw:z-index="7" draw:name="Control 8" draw:style-name="gr2" draw:text-style-name="P6" svg:width="0.4567in" svg:height="0.1949in" draw:control="control8"/></text:p>
          </table:table-cell>
        </table:table-row>
      </table:table>
      <text:p text:style-name="Horizontal_20_Line"/>
      <text:p text:style-name="P13">Procedure Notes</text:p>
      <text:p text:style-name="P14">Premeds were given IM. Patient was in a deep level of sedation. Euthasol given IV. Confirmed passing by thoracic auscultation and absence of corneal reflex. </text:p>
      <text:p text:style-name="P15">Practice: <text:span text:style-name="T3">Till We Meet Again</text:span></text:p>
      <text:p text:style-name="P15">Veterinarian: <text:span text:style-name="T3">Dr. Mark G. Huber</text:span></text:p>
      <text:p text:style-name="P15">PA License #: <text:span text:style-name="T3">BV011785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>Date: </text:p>
          </table:table-cell>
          <table:table-cell table:style-name="Table12.A1" office:value-type="string">
            <text:p text:style-name="P9"><draw:control text:anchor-type="as-char" draw:z-index="8" draw:name="Control 9" draw:style-name="gr1" draw:text-style-name="P6" svg:width="1.1594in" svg:height="0.2031in" draw:control="control9"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1:25:03.301081692</meta:creation-date>
    <meta:generator>LibreOffice/25.2.6.2$Linux_X86_64 LibreOffice_project/520$Build-2</meta:generator>
    <dc:date>2026-04-15T13:04:26.661887700</dc:date>
    <meta:editing-duration>PT39M11S</meta:editing-duration>
    <meta:editing-cycles>9</meta:editing-cycles>
    <meta:print-date>2026-04-15T13:04:34.483624189</meta:print-date>
    <meta:printed-by>PDF files</meta:printed-by>
    <meta:document-statistic meta:table-count="12" meta:image-count="0" meta:object-count="0" meta:page-count="1" meta:paragraph-count="36" meta:word-count="136" meta:character-count="967" meta:non-whitespace-character-count="847"/>
  </office:meta>
</office:document-meta>
</file>